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office:value-type="string" calcext:value-type="string">
            <text:p>Position Numb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ose Price</text:p>
          </table:table-cell>
          <table:table-cell office:value-type="string" calcext:value-type="string">
            <text:p>Result (GBP)</text:p>
          </table:table-cell>
        </table:table-row>
        <table:table-row table:style-name="ro1">
          <table:table-cell office:value-type="string" calcext:value-type="string">
            <text:p>POS466188273</text:p>
          </table:table-cell>
          <table:table-cell office:value-type="string" calcext:value-type="string">
            <text:p>USD/JPY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07.196" calcext:value-type="float">
            <text:p>107.196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210.92" calcext:value-type="float">
            <text:p>210.92</text:p>
          </table:table-cell>
        </table:table-row>
        <table:table-row table:style-name="ro1">
          <table:table-cell office:value-type="string" calcext:value-type="string">
            <text:p>POS466219501</text:p>
          </table:table-cell>
          <table:table-cell office:value-type="string" calcext:value-type="string">
            <text:p>EUR/USD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.1168" calcext:value-type="float">
            <text:p>1.1168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76.83" calcext:value-type="float">
            <text:p>76.83</text:p>
          </table:table-cell>
        </table:table-row>
        <table:table-row table:style-name="ro1">
          <table:table-cell office:value-type="string" calcext:value-type="string">
            <text:p>POS466805204</text:p>
          </table:table-cell>
          <table:table-cell office:value-type="string" calcext:value-type="string">
            <text:p>GBP/USD</text:p>
          </table:table-cell>
          <table:table-cell office:value-type="string" calcext:value-type="string">
            <text:p>300 000</text:p>
          </table:table-cell>
          <table:table-cell office:value-type="string" calcext:value-type="string">
            <text:p>Sell</text:p>
          </table:table-cell>
          <table:table-cell office:value-type="float" office:value="1.28698" calcext:value-type="float">
            <text:p>1.28698</text:p>
          </table:table-cell>
          <table:table-cell office:value-type="float" office:value="1.28651" calcext:value-type="float">
            <text:p>1.28651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 table:number-rows-repeated="68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:.G72])" office:value-type="float" office:value="396.8" calcext:value-type="float">
            <text:p>396.8</text:p>
          </table:table-cell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21:22:59.70358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51:12.419036509</meta:creation-date>
    <dc:date>2020-03-04T21:35:11.037926442</dc:date>
    <meta:editing-duration>PT9M39S</meta:editing-duration>
    <meta:editing-cycles>3</meta:editing-cycles>
    <meta:generator>LibreOffice/6.0.7.3$Linux_X86_64 LibreOffice_project/00m0$Build-3</meta:generator>
    <meta:document-statistic meta:table-count="1" meta:cell-count="30" meta:object-count="0"/>
  </office:meta>
</office:document-meta>
</file>